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de32" fo:background-color="transparent"/>
    </style:style>
    <style:style style:name="P2" style:family="paragraph" style:parent-style-name="Standard">
      <style:text-properties officeooo:rsid="000e5b7f" officeooo:paragraph-rsid="000e5b7f"/>
    </style:style>
    <style:style style:name="P3" style:family="paragraph" style:parent-style-name="Standard">
      <style:text-properties officeooo:rsid="001409f7" officeooo:paragraph-rsid="001409f7"/>
    </style:style>
    <style:style style:name="P4" style:family="paragraph" style:parent-style-name="Standard">
      <style:text-properties officeooo:rsid="001681af" officeooo:paragraph-rsid="001681af"/>
    </style:style>
    <style:style style:name="P5" style:family="paragraph" style:parent-style-name="Standard">
      <style:text-properties officeooo:rsid="00232e7b" officeooo:paragraph-rsid="00232e7b"/>
    </style:style>
    <style:style style:name="P6" style:family="paragraph" style:parent-style-name="Standard">
      <style:text-properties officeooo:rsid="002d0a40" officeooo:paragraph-rsid="002d0a40"/>
    </style:style>
    <style:style style:name="P7" style:family="paragraph" style:parent-style-name="Standard">
      <style:text-properties officeooo:rsid="0030bc4e" officeooo:paragraph-rsid="0030bc4e"/>
    </style:style>
    <style:style style:name="P8" style:family="paragraph" style:parent-style-name="Standard">
      <style:text-properties officeooo:rsid="00342de8" officeooo:paragraph-rsid="00342de8"/>
    </style:style>
    <style:style style:name="P9" style:family="paragraph" style:parent-style-name="Standard">
      <style:text-properties officeooo:rsid="00362396" officeooo:paragraph-rsid="00362396"/>
    </style:style>
    <style:style style:name="P10" style:family="paragraph" style:parent-style-name="Standard">
      <style:text-properties officeooo:rsid="003e70fd" officeooo:paragraph-rsid="003e70fd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officeooo:rsid="000e5b7f" officeooo:paragraph-rsid="000e5b7f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00e5b7f" officeooo:paragraph-rsid="000e5b7f"/>
    </style:style>
    <style:style style:name="P13" style:family="paragraph" style:parent-style-name="Standard" style:list-style-name="L1">
      <style:text-properties officeooo:rsid="000e5b7f" officeooo:paragraph-rsid="000e5b7f"/>
    </style:style>
    <style:style style:name="P14" style:family="paragraph" style:parent-style-name="Standard" style:list-style-name="L2">
      <style:text-properties officeooo:rsid="000e5b7f" officeooo:paragraph-rsid="0020eb5d"/>
    </style:style>
    <style:style style:name="P15" style:family="paragraph" style:parent-style-name="Standard" style:list-style-name="L1">
      <style:text-properties officeooo:rsid="00131b26" officeooo:paragraph-rsid="00131b26"/>
    </style:style>
    <style:style style:name="P16" style:family="paragraph" style:parent-style-name="Standard" style:list-style-name="L1">
      <style:text-properties officeooo:rsid="001409f7" officeooo:paragraph-rsid="001409f7"/>
    </style:style>
    <style:style style:name="P17" style:family="paragraph" style:parent-style-name="Standard" style:list-style-name="L2">
      <style:text-properties officeooo:rsid="001681af" officeooo:paragraph-rsid="001681af"/>
    </style:style>
    <style:style style:name="P18" style:family="paragraph" style:parent-style-name="Standard" style:list-style-name="L2">
      <style:text-properties officeooo:rsid="00195763" officeooo:paragraph-rsid="00195763"/>
    </style:style>
    <style:style style:name="P19" style:family="paragraph" style:parent-style-name="Standard" style:list-style-name="L2">
      <style:text-properties officeooo:rsid="001e7680" officeooo:paragraph-rsid="001e7680"/>
    </style:style>
    <style:style style:name="P20" style:family="paragraph" style:parent-style-name="Standard" style:list-style-name="L2">
      <style:text-properties officeooo:rsid="00232e7b" officeooo:paragraph-rsid="00232e7b"/>
    </style:style>
    <style:style style:name="P21" style:family="paragraph" style:parent-style-name="Standard" style:list-style-name="L3">
      <style:text-properties officeooo:rsid="002d0a40" officeooo:paragraph-rsid="002d0a40"/>
    </style:style>
    <style:style style:name="P22" style:family="paragraph" style:parent-style-name="Standard" style:list-style-name="L3">
      <style:text-properties officeooo:rsid="002db2e6" officeooo:paragraph-rsid="002db2e6"/>
    </style:style>
    <style:style style:name="P23" style:family="paragraph" style:parent-style-name="Standard" style:list-style-name="L4">
      <style:text-properties officeooo:rsid="003271f0" officeooo:paragraph-rsid="003271f0"/>
    </style:style>
    <style:style style:name="P24" style:family="paragraph" style:parent-style-name="Standard" style:list-style-name="L4">
      <style:text-properties officeooo:rsid="00342de8" officeooo:paragraph-rsid="00342de8"/>
    </style:style>
    <style:style style:name="P25" style:family="paragraph" style:parent-style-name="Standard" style:list-style-name="L5">
      <style:text-properties officeooo:rsid="00342de8" officeooo:paragraph-rsid="00342de8"/>
    </style:style>
    <style:style style:name="P26" style:family="paragraph" style:parent-style-name="Standard" style:list-style-name="L5">
      <style:text-properties officeooo:rsid="003d84c7" officeooo:paragraph-rsid="003d84c7"/>
    </style:style>
    <style:style style:name="P27" style:family="paragraph" style:parent-style-name="Standard" style:list-style-name="L5">
      <style:text-properties officeooo:rsid="003cec7b" officeooo:paragraph-rsid="003cec7b"/>
    </style:style>
    <style:style style:name="P28" style:family="paragraph" style:parent-style-name="Standard" style:list-style-name="L5">
      <style:text-properties officeooo:rsid="003fa9ee" officeooo:paragraph-rsid="003fa9ee"/>
    </style:style>
    <style:style style:name="P29" style:family="paragraph" style:parent-style-name="Standard" style:list-style-name="L5">
      <style:text-properties officeooo:rsid="003c57b9" officeooo:paragraph-rsid="003c57b9"/>
    </style:style>
    <style:style style:name="P30" style:family="paragraph" style:parent-style-name="Standard" style:list-style-name="L5">
      <style:text-properties officeooo:rsid="003e70fd" officeooo:paragraph-rsid="003e70fd"/>
    </style:style>
    <style:style style:name="P31" style:family="paragraph" style:parent-style-name="Standard">
      <style:text-properties officeooo:rsid="003e70fd" officeooo:paragraph-rsid="003e70fd"/>
    </style:style>
    <style:style style:name="P32" style:family="paragraph" style:parent-style-name="Standard" style:list-style-name="L6">
      <style:text-properties officeooo:rsid="00419ae2" officeooo:paragraph-rsid="00419ae2"/>
    </style:style>
    <style:style style:name="P33" style:family="paragraph" style:parent-style-name="Standard">
      <style:text-properties officeooo:rsid="0041c71d" officeooo:paragraph-rsid="0041c71d"/>
    </style:style>
    <style:style style:name="P34" style:family="paragraph" style:parent-style-name="Standard">
      <style:text-properties officeooo:rsid="004225b7" officeooo:paragraph-rsid="004225b7"/>
    </style:style>
    <style:style style:name="P35" style:family="paragraph" style:parent-style-name="Standard" style:list-style-name="L6">
      <style:text-properties officeooo:rsid="004225b7" officeooo:paragraph-rsid="004225b7"/>
    </style:style>
    <style:style style:name="P36" style:family="paragraph" style:parent-style-name="List_20_Paragraph" style:list-style-name="WWNum6">
      <style:text-properties officeooo:paragraph-rsid="000ade32" fo:background-color="transparent"/>
    </style:style>
    <style:style style:name="P37" style:family="paragraph" style:parent-style-name="List_20_Paragraph" style:list-style-name="WWNum6">
      <style:text-properties officeooo:rsid="000c6744" officeooo:paragraph-rsid="000c6744" fo:background-color="transparent"/>
    </style:style>
    <style:style style:name="T1" style:family="text">
      <style:text-properties officeooo:rsid="000ade32"/>
    </style:style>
    <style:style style:name="T2" style:family="text">
      <style:text-properties officeooo:rsid="00184d2e"/>
    </style:style>
    <style:style style:name="T3" style:family="text">
      <style:text-properties officeooo:rsid="001b4989"/>
    </style:style>
    <style:style style:name="T4" style:family="text">
      <style:text-properties officeooo:rsid="0023f5e3"/>
    </style:style>
    <style:style style:name="T5" style:family="text">
      <style:text-properties officeooo:rsid="002770bd"/>
    </style:style>
    <style:style style:name="T6" style:family="text">
      <style:text-properties officeooo:rsid="002bb1be"/>
    </style:style>
    <style:style style:name="T7" style:family="text">
      <style:text-properties officeooo:rsid="004225b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be done:</text:p>
      <text:p text:style-name="P1"/>
      <text:list xml:id="list510365613" text:style-name="WWNum6">
        <text:list-item>
          <text:p text:style-name="P36">Extend basic regressions in Table 10 to include inequality variable (INEQ), both by itself and interacted with per capita output gap, and analyze the relevance of INEQ</text:p>
        </text:list-item>
        <text:list-item>
          <text:p text:style-name="P36">Extend basic regressions in Table 12 and 13, and analyze how LAC dummies are altered <text:span text:style-name="T1">(same interaction as in 1, no interaction with LAC)</text:span></text:p>
        </text:list-item>
        <text:list-item>
          <text:p text:style-name="P36">Analyze how LAC country dummies in Table 14 and 15 correlate with INEQ.</text:p>
        </text:list-item>
        <text:list-item>
          <text:p text:style-name="P37">How to control for gini? </text:p>
        </text:list-item>
        <text:list-item>
          <text:p text:style-name="P37">What variable covers best our current panel? All countries and year</text:p>
        </text:list-item>
      </text:list>
      <text:p text:style-name="P12"/>
      <text:p text:style-name="P11"/>
      <text:p text:style-name="P2">Next</text:p>
      <text:p text:style-name="P2"/>
      <text:list xml:id="list3540501747" text:style-name="L1">
        <text:list-item>
          <text:p text:style-name="P13">Check how different results are with smaller sample for each table</text:p>
          <text:list>
            <text:list-item>
              <text:p text:style-name="P15">Looks qualitatively consistent, but pre-1990 for LAC is probably only picking up debt crisis so I’m not sure it makes sense….</text:p>
            </text:list-item>
          </text:list>
        </text:list-item>
        <text:list-item>
          <text:p text:style-name="P13">Check imputation method (impute gini using income per capita) – how unequal is LAC given its income?</text:p>
          <text:list>
            <text:list-item>
              <text:p text:style-name="P16">Might not get to this today. </text:p>
            </text:list-item>
          </text:list>
        </text:list-item>
      </text:list>
      <text:p text:style-name="P3"/>
      <text:p text:style-name="P4">Next 4/11</text:p>
      <text:p text:style-name="P4"/>
      <text:list xml:id="list2935480888" text:style-name="L2">
        <text:list-item>
          <text:p text:style-name="P17">Check non-linear Gini specification <text:span text:style-name="T2">in all regressions</text:span></text:p>
        </text:list-item>
        <text:list-item>
          <text:p text:style-name="P18">Check market gini <text:span text:style-name="T3">in all regs (appendix?)</text:span></text:p>
          <text:list>
            <text:list-item>
              <text:p text:style-name="P19">Relationship to age-time-cohort problem? <text:span text:style-name="T6">Can only control for two of three: disposable gini, market gini, degree of redistribution (still need to think about this)</text:span></text:p>
            </text:list-item>
            <text:list-item>
              <text:p text:style-name="P19">If market Gini is very different, need to include both in regression</text:p>
            </text:list-item>
          </text:list>
        </text:list-item>
        <text:list-item>
          <text:p text:style-name="P14">Check imputation method (impute gini using income per capita) – how unequal is LAC given its income <text:span text:style-name="T5">(do we know this based on results already though? Still, shouldn’t be hard to do.)</text:span></text:p>
          <text:list>
            <text:list-item>
              <text:p text:style-name="P20">Maybe other variables will be better – income gap <text:span text:style-name="T4">makes more sense actually, do this first (also need time dummies of course)</text:span></text:p>
            </text:list-item>
          </text:list>
        </text:list-item>
      </text:list>
      <text:p text:style-name="P5"/>
      <text:p text:style-name="P6">Next 4/21</text:p>
      <text:p text:style-name="P6"/>
      <text:list xml:id="list1689192160" text:style-name="L3">
        <text:list-item>
          <text:p text:style-name="P21">Add only linear Gini spec with market</text:p>
        </text:list-item>
        <text:list-item>
          <text:p text:style-name="P21">Add horse race with both Ginis (or think of better way to compare)</text:p>
        </text:list-item>
        <text:list-item>
          <text:p text:style-name="P22">Imputation (hold off for now – need to decide how best to do it)</text:p>
          <text:list>
            <text:list-item>
              <text:p text:style-name="P22">Fixed effect (demeaning) vs first-differencing – why do one vs the other?</text:p>
            </text:list-item>
            <text:list-item>
              <text:p text:style-name="P22">What about first differencing, but with larger time periods (i.e. to accommodate for importance of time lags)</text:p>
            </text:list-item>
          </text:list>
        </text:list-item>
      </text:list>
      <text:p text:style-name="P5"/>
      <text:p text:style-name="P5"/>
      <text:p text:style-name="P7">4/25</text:p>
      <text:p text:style-name="P7"/>
      <text:list xml:id="list4020443944" text:style-name="L4">
        <text:list-item>
          <text:p text:style-name="P23">Imputation of Gini</text:p>
          <text:list>
            <text:list-item>
              <text:p text:style-name="P23">Core variable: income per capita, but allowing its effect to vary over time</text:p>
            </text:list-item>
            <text:list-item>
              <text:p text:style-name="P23">controlling for income per capita gap is a parametric way of doing this </text:p>
            </text:list-item>
            <text:list-item>
              <text:p text:style-name="P24">Country fixed effects</text:p>
            </text:list-item>
            <text:list-item>
              <text:p text:style-name="P24"><text:soft-page-break/>Estimate using FE estimator or FD, but note all fixed effects end up being nuisance parameters – don’t need them for projection</text:p>
            </text:list-item>
          </text:list>
        </text:list-item>
      </text:list>
      <text:p text:style-name="P8"/>
      <text:p text:style-name="P8">5/19</text:p>
      <text:p text:style-name="P8"/>
      <text:list xml:id="list3580840997" text:style-name="L5">
        <text:list-item>
          <text:p text:style-name="P25">Restricted sample (with Gini)</text:p>
          <text:list>
            <text:list-item>
              <text:p text:style-name="P25">Gini market alone (linear)</text:p>
            </text:list-item>
            <text:list-item>
              <text:p text:style-name="P25">Horse race: gini market vs gini disp (linear)</text:p>
            </text:list-item>
          </text:list>
        </text:list-item>
        <text:list-item>
          <text:p text:style-name="P25">Imputation of Gini</text:p>
          <text:list>
            <text:list-item>
              <text:p text:style-name="P25">Are gaps continuous? <text:s/></text:p>
              <text:list>
                <text:list-item>
                  <text:p text:style-name="P26">If not just linearly interpolate</text:p>
                </text:list-item>
              </text:list>
            </text:list-item>
            <text:list-item>
              <text:p text:style-name="P27">Regressors</text:p>
              <text:list>
                <text:list-item>
                  <text:p text:style-name="P27">Income per capita</text:p>
                </text:list-item>
                <text:list-item>
                  <text:p text:style-name="P27">Income per capita gap relative to US</text:p>
                </text:list-item>
              </text:list>
            </text:list-item>
            <text:list-item>
              <text:p text:style-name="P28">Approach</text:p>
              <text:list>
                <text:list-item>
                  <text:p text:style-name="P28">Estimate beta in first differences (or country dummies – think about which is more precise – also think about whether misspecification could make mixing them worse)</text:p>
                  <text:list>
                    <text:list-item>
                      <text:p text:style-name="P28">If doing with country dummies, also include year (analogous to including constant in FD regression) or year dummies (even more flexibility, but more parameters to estimate). </text:p>
                    </text:list-item>
                  </text:list>
                </text:list-item>
                <text:list-item>
                  <text:p text:style-name="P28">Construct residuals of levels regression with country dummies</text:p>
                </text:list-item>
                <text:list-item>
                  <text:p text:style-name="P28">Estimate covariance of residual with its 1-year lag</text:p>
                </text:list-item>
                <text:list-item>
                  <text:p text:style-name="P28">Construct projections by predicting rho differences (which now have uncorrelated noise)</text:p>
                </text:list-item>
                <text:list-item>
                  <text:p text:style-name="P29">Or maybe US’s gini instead of time dummy</text:p>
                </text:list-item>
              </text:list>
            </text:list-item>
          </text:list>
        </text:list-item>
        <text:list-item>
          <text:p text:style-name="P30">Now redo exercises with full sample</text:p>
        </text:list-item>
      </text:list>
      <text:p text:style-name="P10"/>
      <text:p text:style-name="P34">5/25</text:p>
      <text:p text:style-name="P10"/>
      <text:list xml:id="list3120215039" text:style-name="L6">
        <text:list-item>
          <text:p text:style-name="P32">Note: why do 7 year averages? To get rid of autocorrelation of errors? Then do we not need to cluster? Think about this. <text:span text:style-name="T7">Check if have autocorrelation</text:span></text:p>
        </text:list-item>
        <text:list-item>
          <text:p text:style-name="P35">Extrapolation: just do constant from first point of data. Anything else too opaque.</text:p>
        </text:list-item>
      </text:list>
      <text:p text:style-name="P33"/>
      <text:p text:style-name="P10"/>
      <text:list xml:id="list190051814073267" text:continue-list="list3580840997" text:style-name="L5">
        <text:list-item>
          <text:list>
            <text:list-header>
              <text:p text:style-name="P29"/>
            </text:list-header>
          </text:list>
        </text:list-item>
      </text:list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5:15:07.699062430</meta:creation-date>
    <dc:date>2020-05-25T18:54:33.098537747</dc:date>
    <meta:editing-duration>PT9H5M56S</meta:editing-duration>
    <meta:editing-cycles>40</meta:editing-cycles>
    <meta:generator>LibreOffice/6.0.7.3$Linux_X86_64 LibreOffice_project/00m0$Build-3</meta:generator>
    <meta:document-statistic meta:table-count="0" meta:image-count="0" meta:object-count="0" meta:page-count="2" meta:paragraph-count="51" meta:word-count="575" meta:character-count="3300" meta:non-whitespace-character-count="2806"/>
  </office:meta>
</office:document-meta>
</file>